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6.716cm" fo:min-width="5.491cm" fo:padding-top="0.142cm" fo:padding-bottom="0.142cm" fo:padding-left="0.267cm" fo:padding-right="0.267cm"/>
      <style:paragraph-properties style:writing-mode="lr-tb"/>
    </style:style>
    <style:style style:name="gr2" style:family="graphic" style:parent-style-name="standard">
      <style:graphic-properties draw:stroke="none" svg:stroke-width="0.035cm" svg:stroke-color="#000000" draw:marker-start-width="0.252cm" draw:marker-end-width="0.252cm" draw:fill="none" draw:fill-color="#ffffff" fo:min-height="0.75cm"/>
    </style:style>
    <style:style style:name="gr3" style:family="graphic" style:parent-style-name="standard">
      <style:graphic-properties draw:stroke="none" svg:stroke-width="0.035cm" svg:stroke-color="#000000" draw:marker-start-width="0.252cm" draw:marker-end-width="0.252cm" draw:fill="none" draw:fill-color="#ffffff" fo:min-height="0.712cm"/>
      <style:paragraph-properties style:writing-mode="lr-tb"/>
    </style:style>
    <style:style style:name="gr4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6.75cm" fo:min-width="4.025cm" fo:padding-top="0.142cm" fo:padding-bottom="0.142cm" fo:padding-left="0.267cm" fo:padding-right="0.267cm"/>
      <style:paragraph-properties style:writing-mode="lr-tb"/>
    </style:style>
    <style:style style:name="gr5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6.75cm" fo:min-width="4.475cm" fo:padding-top="0.142cm" fo:padding-bottom="0.142cm" fo:padding-left="0.267cm" fo:padding-right="0.267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ffffff"/>
      <style:paragraph-properties fo:text-align="center" style:writing-mode="lr-tb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000000" loext:opacity="100%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025cm" svg:height="7cm" svg:x="4.5cm" svg:y="4.5cm">
          <text:p text:style-name="P1"><text:span text:style-name="T1">A user launch a </text:span></text:p>
          <text:p text:style-name="P1"><text:span text:style-name="T1">web-browser and enters </text:span></text:p>
          <text:p text:style-name="P1"><text:span text:style-name="T1">the domain name </text:span></text:p>
          <text:p text:style-name="P1"><text:span text:style-name="T1">of the website </text:span></text:p>
          <text:p text:style-name="P1"><text:span text:style-name="T1">(aclccollegesorsogon.com/wp_login.php)</text:span></text:p>
          <text:p text:style-name="P1"><text:span text:style-name="T1"><text:s/></text:span><text:span text:style-name="T1">then send the request</text:span></text:p>
          <text:p text:style-name="P1"><text:span text:style-name="T1"><text:s/></text:span><text:span text:style-name="T1">through the browser.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5cm" svg:height="1.187cm" svg:x="13.975cm" svg:y="2.5cm">
          <draw:text-box>
            <text:p/>
          </draw:text-box>
        </draw:frame>
        <draw:frame draw:style-name="gr3" draw:text-style-name="P5" draw:layer="layout" svg:width="3.75cm" svg:height="0.962cm" svg:x="5.75cm" svg:y="4.75cm">
          <draw:text-box>
            <text:p text:style-name="P4"><text:span text:style-name="T2">INPUT</text:span></text:p>
          </draw:text-box>
        </draw:frame>
        <draw:custom-shape draw:style-name="gr4" draw:text-style-name="P2" draw:layer="layout" svg:width="4.525cm" svg:height="7cm" svg:x="11.975cm" svg:y="4.5cm">
          <text:p text:style-name="P1"><text:span text:style-name="T1">The server receives the</text:span></text:p>
          <text:p text:style-name="P1"><text:span text:style-name="T1">request then process it,</text:span></text:p>
          <text:p text:style-name="P1"><text:span text:style-name="T1">Afterwards the server</text:span></text:p>
          <text:p text:style-name="P1"><text:span text:style-name="T1">Replies with the requested </text:span></text:p>
          <text:p text:style-name="P1"><text:span text:style-name="T1">Resources.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5cm" svg:height="1.187cm" svg:x="19.975cm" svg:y="2.25cm">
          <draw:text-box>
            <text:p/>
          </draw:text-box>
        </draw:frame>
        <draw:frame draw:style-name="gr3" draw:text-style-name="P5" draw:layer="layout" svg:width="3.75cm" svg:height="0.962cm" svg:x="12.302cm" svg:y="4.901cm">
          <draw:text-box>
            <text:p text:style-name="P4"><text:span text:style-name="T2">PROCESS</text:span></text:p>
          </draw:text-box>
        </draw:frame>
        <draw:custom-shape draw:style-name="gr5" draw:text-style-name="P2" draw:layer="layout" svg:width="4.975cm" svg:height="7cm" svg:x="18.25cm" svg:y="4.5cm">
          <text:p text:style-name="P1"><text:span text:style-name="T1">The web-browser receives</text:span></text:p>
          <text:p text:style-name="P1"><text:span text:style-name="T1">The reply along with the </text:span></text:p>
          <text:p text:style-name="P1"><text:span text:style-name="T1">requested resources</text:span></text:p>
          <text:p text:style-name="P1"><text:span text:style-name="T1"><text:s/></text:span><text:span text:style-name="T1">(Admin Dashboard),</text:span></text:p>
          <text:p text:style-name="P1"><text:span text:style-name="T1">Processes it and then</text:span></text:p>
          <text:p text:style-name="P1"><text:span text:style-name="T1">Displaying them in the</text:span></text:p>
          <text:p text:style-name="P1"><text:span text:style-name="T1">Web-browsers window.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5cm" svg:height="1.187cm" svg:x="26.225cm" svg:y="2.5cm">
          <draw:text-box>
            <text:p/>
          </draw:text-box>
        </draw:frame>
        <draw:frame draw:style-name="gr3" draw:text-style-name="P5" draw:layer="layout" svg:width="3.75cm" svg:height="0.962cm" svg:x="18.75cm" svg:y="4.75cm">
          <draw:text-box>
            <text:p text:style-name="P4"><text:span text:style-name="T2">OUTPUT</text:span></text:p>
          </draw:text-box>
        </draw:frame>
        <draw:frame draw:style-name="gr2" draw:text-style-name="P3" draw:layer="layout" svg:width="2.5cm" svg:height="1.187cm" svg:x="32.225cm" svg:y="2.25cm">
          <draw:text-box>
            <text:p/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PH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1-20T14:50:33.859392916</meta:creation-date>
    <dc:date>2022-02-11T13:21:11.021122057</dc:date>
    <meta:editing-duration>PT21M29S</meta:editing-duration>
    <meta:editing-cycles>3</meta:editing-cycles>
    <meta:generator>LibreOffice/7.0.4.2$Linux_X86_64 LibreOffice_project/00$Build-2</meta:generator>
    <meta:document-statistic meta:object-count="10"/>
  </office:meta>
</office:document-meta>
</file>